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Envelope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EnvelopeModule.getAttribute( final String attributeName , Configuration modeConf , Map objectModel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5">
            <text:p text:style-name="Table_20_Contents">5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PageEnvelope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EnvelopeModule.getPath( PageEnvelope envelope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